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6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weight="bold" style:font-weight-asian="bold" style:font-weight-complex="bold"/>
    </style:style>
    <style:style style:name="T1" style:family="text">
      <style:text-properties fo:color="#000000" fo:font-size="20pt" fo:language="pl" fo:country="PL" fo:font-weight="bold" style:font-size-asian="20pt" style:font-weight-asian="bold" style:font-size-complex="20pt" style:font-weight-complex="bold"/>
    </style:style>
    <style:style style:name="T2" style:family="text">
      <style:text-properties fo:color="#000000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g>
          <draw:custom-shape draw:style-name="gr1" draw:text-style-name="P1" draw:id="id2" draw:layer="layout" svg:width="1.5cm" svg:height="1.5cm" svg:x="4.4cm" svg:y="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id="id1" draw:layer="layout" svg:width="1.5cm" svg:height="1.5cm" svg:x="1.9cm" svg:y="6.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1" draw:id="id3" draw:layer="layout" svg:width="1.5cm" svg:height="1.5cm" svg:x="6.4cm" svg:y="6.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id="id4" draw:layer="layout" svg:width="1.5cm" svg:height="1.5cm" svg:x="4.4cm" svg:y="10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id="id5" draw:layer="layout" svg:width="1.5cm" svg:height="1.5cm" svg:x="8.4cm" svg:y="10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4" draw:text-style-name="P1" draw:layer="layout" draw:type="line" svg:x1="3.18cm" svg:y1="6.718cm" svg:x2="4.618cm" svg:y2="4.28cm" draw:start-shape="id1" draw:start-glue-point="11" draw:end-shape="id2" draw:end-glue-point="7" svg:d="m3180 6718 1438-2438">
            <text:p/>
          </draw:connector>
          <draw:connector draw:style-name="gr4" draw:text-style-name="P1" draw:layer="layout" draw:type="line" svg:x1="5.68cm" svg:y1="4.28cm" svg:x2="6.618cm" svg:y2="6.718cm" draw:start-shape="id2" draw:start-glue-point="9" draw:end-shape="id3" draw:end-glue-point="5" svg:d="m5680 4280 938 2438">
            <text:p/>
          </draw:connector>
          <draw:connector draw:style-name="gr4" draw:text-style-name="P1" draw:layer="layout" draw:type="line" svg:x1="5.68cm" svg:y1="10.218cm" svg:x2="6.618cm" svg:y2="7.78cm" draw:start-shape="id4" draw:start-glue-point="11" draw:end-shape="id3" draw:end-glue-point="7" svg:d="m5680 10218 938-2438">
            <text:p/>
          </draw:connector>
          <draw:connector draw:style-name="gr4" draw:text-style-name="P1" draw:layer="layout" draw:type="line" svg:x1="7.68cm" svg:y1="7.78cm" svg:x2="8.618cm" svg:y2="10.218cm" draw:start-shape="id3" draw:start-glue-point="9" draw:end-shape="id5" draw:end-glue-point="5" svg:d="m7680 7780 938 2438">
            <text:p/>
          </draw:connector>
          <draw:custom-shape draw:style-name="gr2" draw:text-style-name="P1" draw:id="id7" draw:layer="layout" svg:width="1.5cm" svg:height="1.5cm" svg:x="13.9cm" svg:y="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1" draw:id="id6" draw:layer="layout" svg:width="1.5cm" svg:height="1.5cm" svg:x="11.4cm" svg:y="6.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1" draw:id="id8" draw:layer="layout" svg:width="1.5cm" svg:height="1.5cm" svg:x="15.9cm" svg:y="6.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id="id9" draw:layer="layout" svg:width="1.5cm" svg:height="1.5cm" svg:x="13.9cm" svg:y="10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id="id10" draw:layer="layout" svg:width="1.5cm" svg:height="1.5cm" svg:x="17.9cm" svg:y="10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4" draw:text-style-name="P1" draw:layer="layout" draw:type="line" svg:x1="12.68cm" svg:y1="6.718cm" svg:x2="14.118cm" svg:y2="4.28cm" draw:start-shape="id6" draw:start-glue-point="11" draw:end-shape="id7" draw:end-glue-point="7" svg:d="m12680 6718 1438-2438">
            <text:p/>
          </draw:connector>
          <draw:connector draw:style-name="gr4" draw:text-style-name="P1" draw:layer="layout" draw:type="line" svg:x1="15.18cm" svg:y1="4.28cm" svg:x2="16.118cm" svg:y2="6.718cm" draw:start-shape="id7" draw:start-glue-point="9" draw:end-shape="id8" draw:end-glue-point="5" svg:d="m15180 4280 938 2438">
            <text:p/>
          </draw:connector>
          <draw:connector draw:style-name="gr4" draw:text-style-name="P1" draw:layer="layout" draw:type="line" svg:x1="15.18cm" svg:y1="10.218cm" svg:x2="16.118cm" svg:y2="7.78cm" draw:start-shape="id9" draw:start-glue-point="11" draw:end-shape="id8" draw:end-glue-point="7" svg:d="m15180 10218 938-2438">
            <text:p/>
          </draw:connector>
          <draw:connector draw:style-name="gr4" draw:text-style-name="P1" draw:layer="layout" draw:type="line" svg:x1="17.18cm" svg:y1="7.78cm" svg:x2="18.118cm" svg:y2="10.218cm" draw:start-shape="id8" draw:start-glue-point="9" draw:end-shape="id10" draw:end-glue-point="5" svg:d="m17180 7780 938 2438">
            <text:p/>
          </draw:connector>
          <draw:line draw:style-name="gr7" draw:text-style-name="P2" draw:layer="layout" svg:x1="7.2cm" svg:y1="7.5cm" svg:x2="16.7cm" svg:y2="7.5cm">
            <text:p text:style-name="P2"><text:span text:style-name="T1">Zmiana</text:span><text:span text:style-name="T2"> parametru</text:span></text:p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04T15:02:10.81</meta:creation-date>
    <dc:date>2009-12-04T15:05:58.31</dc:date>
    <meta:editing-duration>PT00H03M22S</meta:editing-duration>
    <meta:editing-cycles>1</meta:editing-cycles>
    <meta:generator>OpenOffice.org/3.1$Win32 OpenOffice.org_project/310m19$Build-9420</meta:generator>
    <meta:document-statistic meta:object-count="20"/>
  </office:meta>
</office:document-meta>
</file>